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Abyssinica SIL" svg:font-family="'Abyssinica SIL'" style:font-pitch="variable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b86" officeooo:paragraph-rsid="00013b86"/>
    </style:style>
    <style:style style:name="P2" style:family="paragraph" style:parent-style-name="Standard">
      <style:paragraph-properties fo:text-align="center" style:justify-single-word="false"/>
      <style:text-properties fo:font-size="28pt" officeooo:rsid="00013b86" officeooo:paragraph-rsid="00013b86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13b86" officeooo:paragraph-rsid="00013b8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2958e" officeooo:paragraph-rsid="0002958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5pt" officeooo:rsid="00013b86" officeooo:paragraph-rsid="00013b86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officeooo:rsid="00013b86" officeooo:paragraph-rsid="0002958e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officeooo:rsid="0002958e" officeooo:paragraph-rsid="0002958e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Abyssinica SIL" fo:font-size="28pt" style:text-underline-style="solid" style:text-underline-width="auto" style:text-underline-color="font-color" fo:font-weight="bold" officeooo:rsid="00013b86" officeooo:paragraph-rsid="00013b86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rsid="00013b86" officeooo:paragraph-rsid="00013b86" style:font-size-asian="14pt" style:font-size-complex="14pt"/>
    </style:style>
    <style:style style:name="T1" style:family="text">
      <style:text-properties style:font-name="Liberation Serif1"/>
    </style:style>
    <style:style style:name="T2" style:family="text">
      <style:text-properties officeooo:rsid="00029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unos: Gustavo, Ricardo, Guilherme P , <text:s/>Marcos, Daniel <text:s text:c="21"/>N: 19,8,9,<text:span text:style-name="T2">12,4</text:span></text:p>
      <text:p text:style-name="P1"/>
      <text:p text:style-name="P1"/>
      <text:p text:style-name="P1"/>
      <text:p text:style-name="P1"/>
      <text:p text:style-name="P8">Relatorio Matematica II</text:p>
      <text:p text:style-name="P2"/>
      <text:p text:style-name="P2"/>
      <text:p text:style-name="P5"><text:span text:style-name="T1">·</text:span> 1 E possível interagir com os botões? O que acontece quando você clica neles?</text:p>
      <text:p text:style-name="P3"/>
      <text:p text:style-name="P5">Sim são interagiveis, mas n acontece nada.</text:p>
      <text:p text:style-name="P3"/>
      <text:p text:style-name="P3"/>
      <text:p text:style-name="P5"><text:span text:style-name="T1">·</text:span>2 O que acontece rodar a pagina?</text:p>
      <text:p text:style-name="P3"/>
      <text:p text:style-name="P5">Aparece os controles de audio.</text:p>
      <text:p text:style-name="P3"/>
      <text:p text:style-name="P3"/>
      <text:p text:style-name="P5"><text:span text:style-name="T1">·</text:span>3 O que acontece ao clicar nos botões?</text:p>
      <text:p text:style-name="P3"/>
      <text:p text:style-name="P4">Nada.</text:p>
      <text:p text:style-name="P3"/>
      <text:p text:style-name="P3"/>
      <text:p text:style-name="P6"><text:span text:style-name="T1">·</text:span>4 Qual é a função do comando “Alert”?</text:p>
      <text:p text:style-name="P3"/>
      <text:p text:style-name="P7">É um alerta após abrir a pagin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Abyssinica SIL" svg:font-family="'Abyssinica SIL'" style:font-pitch="variable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08:23:50.451716112</meta:creation-date>
    <dc:date>2023-09-11T08:37:55.471243917</dc:date>
    <meta:editing-duration>PT2M45S</meta:editing-duration>
    <meta:editing-cycles>1</meta:editing-cycles>
    <meta:document-statistic meta:table-count="0" meta:image-count="0" meta:object-count="0" meta:page-count="1" meta:paragraph-count="10" meta:word-count="71" meta:character-count="411" meta:non-whitespace-character-count="328"/>
    <meta:generator>LibreOffice/6.4.7.2$Linux_X86_64 LibreOffice_project/40$Build-2</meta:generator>
  </office:meta>
</office:document-meta>
</file>